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, sans-serif"/>
    <style:font-face style:name="OpenSymbol" svg:font-family="Open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 style:snap-to-layout-grid="false"/>
    </style:style>
    <style:style style:name="P2" style:family="paragraph" style:parent-style-name="Header">
      <style:text-properties fo:font-size="8pt" style:font-size-asian="8pt"/>
    </style:style>
    <style:style style:name="P3" style:family="paragraph" style:parent-style-name="Header">
      <style:paragraph-properties fo:text-align="center" style:justify-single-word="false" style:snap-to-layout-gri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Header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5" style:family="paragraph" style:parent-style-name="Header">
      <style:paragraph-properties fo:text-align="center" style:justify-single-word="false" style:snap-to-layout-grid="false"/>
      <style:text-properties fo:language="fr" fo:country="FR" fo:font-weight="bold" style:font-weight-asian="bold"/>
    </style:style>
    <style:style style:name="P6" style:family="paragraph" style:parent-style-name="Header">
      <style:paragraph-properties fo:text-align="center" style:justify-single-word="false" style:snap-to-layout-grid="false"/>
      <style:text-properties fo:font-size="9pt" officeooo:rsid="00383d2e" officeooo:paragraph-rsid="00383d2e" style:font-size-asian="9pt" style:font-weight-complex="bold"/>
    </style:style>
    <style:style style:name="P7" style:family="paragraph" style:parent-style-name="Standard">
      <style:paragraph-properties style:snap-to-layout-grid="false"/>
      <style:text-properties fo:font-size="8pt" style:font-size-asian="8pt"/>
    </style:style>
    <style:style style:name="P8" style:family="paragraph" style:parent-style-name="Standard">
      <style:paragraph-properties fo:text-align="center" style:justify-single-word="false" style:snap-to-layout-grid="false"/>
    </style:style>
    <style:style style:name="P9" style:family="paragraph" style:parent-style-name="Text_20_body">
      <style:paragraph-properties fo:line-height="150%" fo:text-align="start" style:justify-single-word="false" style:shadow="none"/>
      <style:text-properties fo:color="#000000" style:font-name="Arial" fo:font-size="10.5pt" fo:language="ca" fo:country="ES" fo:font-style="normal" style:text-underline-style="none" fo:font-weight="normal" officeooo:paragraph-rsid="0012238c" style:font-size-asian="10.5pt" style:font-style-asian="normal" style:font-weight-asian="normal" style:font-size-complex="10.5pt" style:font-style-complex="normal" style:font-weight-complex="normal"/>
    </style:style>
    <style:style style:name="P10" style:family="paragraph" style:parent-style-name="Text_20_body">
      <style:paragraph-properties fo:line-height="150%" fo:text-align="start" style:justify-single-word="false" style:shadow="none"/>
      <style:text-properties fo:color="#000000" style:font-name="Arial" fo:font-size="12.5pt" fo:language="ca" fo:country="ES" fo:font-style="italic" style:text-underline-style="solid" style:text-underline-width="auto" style:text-underline-color="font-color" fo:font-weight="bold" officeooo:rsid="00400a4b" officeooo:paragraph-rsid="0012238c" style:font-size-asian="10.5pt" style:font-style-asian="italic" style:font-weight-asian="bold" style:font-name-complex="Arial" style:font-size-complex="10.5pt" style:font-style-complex="italic" style:font-weight-complex="bold"/>
    </style:style>
    <style:style style:name="P11" style:family="paragraph" style:parent-style-name="Text_20_body">
      <style:paragraph-properties fo:margin-left="0cm" fo:margin-right="0cm" fo:line-height="150%" fo:text-align="start" style:justify-single-word="false" fo:text-indent="0cm" style:auto-text-indent="false" style:shadow="none"/>
      <style:text-properties fo:color="#000000" style:font-name="Arial" fo:font-size="10.5pt" fo:language="ca" fo:country="ES" fo:font-style="normal" style:text-underline-style="none" fo:font-weight="normal" officeooo:rsid="001707e6" officeooo:paragraph-rsid="001707e6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12" style:family="paragraph" style:parent-style-name="Text_20_body">
      <style:paragraph-properties fo:margin-left="0cm" fo:margin-right="0cm" fo:line-height="150%" fo:text-align="start" style:justify-single-word="false" fo:text-indent="0cm" style:auto-text-indent="false" style:shadow="none"/>
      <style:text-properties fo:color="#000000" style:font-name="Arial" fo:font-size="12.5pt" fo:language="ca" fo:country="ES" fo:font-style="normal" style:text-underline-style="none" fo:font-weight="bold" officeooo:rsid="00400a4b" officeooo:paragraph-rsid="00400a4b" style:font-size-asian="10.5pt" style:font-style-asian="normal" style:font-weight-asian="bold" style:font-name-complex="Arial" style:font-size-complex="10.5pt" style:font-style-complex="normal" style:font-weight-complex="bold"/>
    </style:style>
    <style:style style:name="P13" style:family="paragraph" style:parent-style-name="Text_20_body">
      <style:paragraph-properties fo:margin-left="0cm" fo:margin-right="0cm" fo:line-height="150%" fo:text-align="start" style:justify-single-word="false" fo:text-indent="0cm" style:auto-text-indent="false" style:shadow="none"/>
      <style:text-properties fo:color="#000000" style:font-name="Arial" fo:font-size="12.5pt" fo:language="ca" fo:country="ES" fo:font-style="normal" style:text-underline-style="none" fo:font-weight="bold" officeooo:rsid="00400a4b" officeooo:paragraph-rsid="003b6f64" style:font-size-asian="10.5pt" style:font-style-asian="normal" style:font-weight-asian="bold" style:font-name-complex="Arial" style:font-size-complex="10.5pt" style:font-style-complex="normal" style:font-weight-complex="bold"/>
    </style:style>
    <style:style style:name="P14" style:family="paragraph" style:parent-style-name="Text_20_body">
      <style:paragraph-properties fo:margin-left="0cm" fo:margin-right="0cm" fo:line-height="150%" fo:text-align="justify" style:justify-single-word="false" fo:text-indent="0cm" style:auto-text-indent="false" style:shadow="none"/>
      <style:text-properties fo:color="#000000" style:text-position="0% 100%" style:font-name="Arial" fo:font-size="10.5pt" fo:language="ca" fo:country="ES" fo:font-style="normal" style:text-underline-style="none" fo:font-weight="normal" officeooo:paragraph-rsid="0012238c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15" style:family="paragraph" style:parent-style-name="Text_20_body">
      <style:paragraph-properties fo:margin-left="0cm" fo:margin-right="0cm" fo:line-height="150%" fo:text-align="justify" style:justify-single-word="false" fo:text-indent="0cm" style:auto-text-indent="false" style:shadow="none"/>
      <style:text-properties fo:color="#000000" style:text-position="0% 100%" style:font-name="Arial" fo:font-size="10.5pt" fo:language="ca" fo:country="ES" fo:font-style="normal" style:text-underline-style="none" fo:font-weight="normal" officeooo:paragraph-rsid="002b49d5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16" style:family="paragraph" style:parent-style-name="Text_20_body">
      <style:paragraph-properties fo:margin-left="0cm" fo:margin-right="0cm" fo:line-height="150%" fo:text-align="justify" style:justify-single-word="false" fo:text-indent="0cm" style:auto-text-indent="false" style:shadow="none"/>
      <style:text-properties fo:color="#000000" style:text-position="0% 100%" style:font-name="Arial" fo:font-size="10.5pt" fo:language="ca" fo:country="ES" fo:font-style="normal" style:text-underline-style="none" fo:font-weight="normal" officeooo:paragraph-rsid="003b6f64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17" style:family="paragraph" style:parent-style-name="Text_20_body">
      <style:paragraph-properties fo:margin-left="0cm" fo:margin-right="0cm" fo:line-height="150%" fo:text-align="start" style:justify-single-word="false" fo:text-indent="0cm" style:auto-text-indent="false" style:shadow="none"/>
      <style:text-properties fo:color="#000000" style:text-position="0% 100%" style:font-name="Arial" fo:font-size="10.5pt" fo:language="ca" fo:country="ES" fo:font-style="normal" style:text-underline-style="none" fo:font-weight="normal" officeooo:paragraph-rsid="003b6f64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18" style:family="paragraph" style:parent-style-name="Text_20_body">
      <style:paragraph-properties fo:margin-left="0cm" fo:margin-right="0cm" fo:line-height="150%" fo:text-align="justify" style:justify-single-word="false" fo:text-indent="0cm" style:auto-text-indent="false" style:shadow="none"/>
      <style:text-properties fo:color="#000000" style:text-position="0% 100%" style:font-name="Arial" fo:font-size="10.5pt" fo:language="ca" fo:country="ES" fo:font-style="normal" style:text-underline-style="none" fo:font-weight="normal" officeooo:rsid="002666a8" officeooo:paragraph-rsid="003b6f64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19" style:family="paragraph" style:parent-style-name="Text_20_body">
      <style:paragraph-properties fo:margin-left="0cm" fo:margin-right="0cm" fo:line-height="150%" fo:text-align="justify" style:justify-single-word="false" fo:text-indent="0cm" style:auto-text-indent="false" style:shadow="none"/>
      <style:text-properties fo:color="#000000" style:text-position="0% 100%" style:font-name="Arial" fo:font-size="10.5pt" fo:language="ca" fo:country="ES" fo:font-style="normal" style:text-underline-style="none" fo:font-weight="bold" officeooo:rsid="003ac0e7" officeooo:paragraph-rsid="002b49d5" style:font-size-asian="10.5pt" style:font-style-asian="normal" style:font-weight-asian="bold" style:font-name-complex="Arial" style:font-size-complex="10.5pt" style:font-style-complex="normal" style:font-weight-complex="bold"/>
    </style:style>
    <style:style style:name="P20" style:family="paragraph" style:parent-style-name="Text_20_body">
      <style:paragraph-properties fo:margin-left="0cm" fo:margin-right="0cm" fo:line-height="150%" fo:text-align="start" style:justify-single-word="false" fo:text-indent="0cm" style:auto-text-indent="false" style:shadow="none"/>
      <style:text-properties fo:color="#000000" style:text-position="0% 100%" style:font-name="Arial" fo:font-size="10.5pt" fo:language="ca" fo:country="ES" fo:font-style="normal" style:text-underline-style="none" fo:font-weight="bold" officeooo:rsid="003ac0e7" officeooo:paragraph-rsid="004a27c3" style:font-name-asian="Times New Roman" style:font-size-asian="10.5pt" style:font-style-asian="normal" style:font-weight-asian="bold" style:font-name-complex="Arial" style:font-size-complex="10.5pt" style:language-complex="ar" style:country-complex="SA" style:font-style-complex="normal" style:font-weight-complex="bold"/>
    </style:style>
    <style:style style:name="P21" style:family="paragraph" style:parent-style-name="Text_20_body">
      <style:paragraph-properties fo:margin-left="0cm" fo:margin-right="0cm" fo:line-height="150%" fo:text-align="justify" style:justify-single-word="false" fo:text-indent="0cm" style:auto-text-indent="false" style:shadow="none"/>
      <style:text-properties fo:color="#0000ff" style:text-position="0% 100%" style:font-name="Arial" fo:font-size="10.5pt" fo:language="ca" fo:country="ES" fo:font-style="normal" style:text-underline-style="none" fo:font-weight="normal" officeooo:paragraph-rsid="00162e8c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2" style:family="paragraph" style:parent-style-name="Text_20_body">
      <style:paragraph-properties fo:margin-left="0cm" fo:margin-right="0cm" fo:line-height="150%" fo:text-align="justify" style:justify-single-word="false" fo:text-indent="0cm" style:auto-text-indent="false" style:shadow="none"/>
      <style:text-properties fo:color="#0000ff" style:text-position="0% 100%" style:font-name="Arial" fo:font-size="10.5pt" fo:language="ca" fo:country="ES" fo:font-style="normal" style:text-underline-style="none" fo:font-weight="normal" officeooo:paragraph-rsid="00162044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3" style:family="paragraph" style:parent-style-name="Text_20_body">
      <style:paragraph-properties fo:margin-left="0cm" fo:margin-right="0cm" fo:line-height="150%" fo:text-align="justify" style:justify-single-word="false" fo:text-indent="0cm" style:auto-text-indent="false" style:shadow="none"/>
      <style:text-properties fo:color="#0000ff" style:text-position="0% 100%" style:font-name="Arial1" fo:font-size="10.5pt" fo:language="ca" fo:country="ES" fo:font-style="normal" style:text-underline-style="none" fo:font-weight="normal" officeooo:paragraph-rsid="00279831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4" style:family="paragraph" style:parent-style-name="Standard">
      <style:paragraph-properties fo:margin-left="0cm" fo:margin-right="0cm" fo:line-height="150%" fo:text-align="start" style:justify-single-word="false" fo:text-indent="0cm" style:auto-text-indent="false" style:shadow="none"/>
      <style:text-properties fo:color="#000000" style:font-name="Arial" fo:font-size="12.5pt" fo:language="ca" fo:country="ES" fo:font-style="normal" style:text-underline-style="none" fo:font-weight="bold" officeooo:rsid="000b7169" officeooo:paragraph-rsid="0066837f" style:font-size-asian="10.5pt" style:font-style-asian="normal" style:font-weight-asian="bold" style:font-name-complex="Arial" style:font-size-complex="10.5pt" style:font-style-complex="normal" style:font-weight-complex="bold"/>
    </style:style>
    <style:style style:name="P25" style:family="paragraph" style:parent-style-name="Text_20_body" style:master-page-name="">
      <style:paragraph-properties fo:line-height="150%" fo:text-align="center" style:justify-single-word="false" style:page-number="auto" style:shadow="none"/>
      <style:text-properties fo:color="#000000" style:font-name="Arial" fo:font-size="12pt" fo:language="ca" fo:country="ES" fo:font-style="normal" style:text-underline-style="none" fo:font-weight="bold" officeooo:paragraph-rsid="0012238c" style:font-size-asian="12pt" style:font-style-asian="normal" style:font-weight-asian="bold" style:font-name-complex="Arial" style:font-size-complex="12pt" style:font-style-complex="normal" style:font-weight-complex="bold"/>
    </style:style>
    <style:style style:name="P26" style:family="paragraph" style:parent-style-name="Heading_20_4">
      <style:paragraph-properties fo:text-align="center" style:justify-single-word="false" style:snap-to-layout-grid="false"/>
      <style:text-properties fo:font-size="8pt" fo:language="fr" fo:country="FR" style:font-size-asian="8pt" style:font-name-complex="Arial" style:font-style-complex="italic"/>
    </style:style>
    <style:style style:name="P27" style:family="paragraph" style:parent-style-name="Text_20_body">
      <style:paragraph-properties fo:margin-left="0cm" fo:margin-right="0cm" fo:line-height="150%" fo:text-align="start" style:justify-single-word="false" fo:text-indent="0cm" style:auto-text-indent="false" style:shadow="none"/>
      <style:text-properties fo:color="#ff0000" style:text-position="0% 100%" style:font-name="Arial" fo:font-size="10.5pt" fo:language="ca" fo:country="ES" fo:font-style="normal" style:text-underline-style="none" fo:font-weight="bold" officeooo:rsid="00515bc1" officeooo:paragraph-rsid="0043f8b3" style:font-name-asian="Times New Roman" style:font-size-asian="10.5pt" style:font-style-asian="normal" style:font-weight-asian="bold" style:font-name-complex="Arial" style:font-size-complex="10.5pt" style:language-complex="ar" style:country-complex="SA" style:font-style-complex="normal" style:font-weight-complex="bold"/>
    </style:style>
    <style:style style:name="P28" style:family="paragraph" style:parent-style-name="Text_20_body">
      <style:paragraph-properties fo:margin-left="0cm" fo:margin-right="0cm" fo:line-height="150%" fo:text-align="start" style:justify-single-word="false" fo:text-indent="0cm" style:auto-text-indent="false" style:shadow="none"/>
      <style:text-properties fo:color="#ff0000" style:text-position="0% 100%" style:font-name="Arial" fo:font-size="10.5pt" fo:language="ca" fo:country="ES" fo:font-style="normal" style:text-underline-style="none" fo:font-weight="bold" officeooo:rsid="004fbb4d" officeooo:paragraph-rsid="0043f8b3" style:font-name-asian="Times New Roman" style:font-size-asian="10.5pt" style:font-style-asian="normal" style:font-weight-asian="bold" style:font-name-complex="Arial" style:font-size-complex="10.5pt" style:language-complex="ar" style:country-complex="SA" style:font-style-complex="normal" style:font-weight-complex="bold"/>
    </style:style>
    <style:style style:name="P29" style:family="paragraph" style:parent-style-name="Text_20_body">
      <style:paragraph-properties fo:margin-left="0cm" fo:margin-right="0cm" fo:line-height="150%" fo:text-align="start" style:justify-single-word="false" fo:text-indent="0cm" style:auto-text-indent="false" style:shadow="none"/>
      <style:text-properties fo:color="#ff0000" style:font-name="Arial" fo:font-size="12.5pt" fo:language="ca" fo:country="ES" fo:font-style="italic" style:text-underline-style="solid" style:text-underline-width="auto" style:text-underline-color="font-color" fo:font-weight="bold" officeooo:rsid="00400a4b" officeooo:paragraph-rsid="0043f8b3" style:font-size-asian="10.5pt" style:font-style-asian="italic" style:font-weight-asian="bold" style:font-name-complex="Arial" style:font-size-complex="10.5pt" style:font-style-complex="italic" style:font-weight-complex="bold"/>
    </style:style>
    <style:style style:name="P30" style:family="paragraph" style:parent-style-name="Text_20_body">
      <style:paragraph-properties fo:margin-left="0cm" fo:margin-right="0cm" fo:line-height="150%" fo:text-align="start" style:justify-single-word="false" fo:text-indent="0cm" style:auto-text-indent="false" style:shadow="none"/>
      <style:text-properties fo:color="#000000" style:font-name="Arial" fo:font-size="10.5pt" fo:language="ca" fo:country="ES" fo:font-style="normal" style:text-underline-style="none" fo:font-weight="normal" officeooo:rsid="001707e6" officeooo:paragraph-rsid="0046bcf5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1" style:family="text">
      <style:text-properties fo:font-size="9pt" fo:language="fr" fo:country="FR" fo:font-weight="bold" style:font-size-asian="9pt" style:font-weight-asian="bold"/>
    </style:style>
    <style:style style:name="T2" style:family="text">
      <style:text-properties fo:font-size="9pt" fo:font-weight="bold" style:font-size-asian="9pt" style:font-weight-asian="bold"/>
    </style:style>
    <style:style style:name="T3" style:family="text">
      <style:text-properties officeooo:rsid="00423143"/>
    </style:style>
    <style:style style:name="T4" style:family="text">
      <style:text-properties fo:font-size="10pt" fo:language="fr" fo:country="FR" style:font-size-asian="10pt" style:font-name-complex="Arial" style:font-weight-complex="bold"/>
    </style:style>
    <style:style style:name="T5" style:family="text">
      <style:text-properties officeooo:rsid="001f680b"/>
    </style:style>
    <style:style style:name="T6" style:family="text">
      <style:text-properties style:text-position="0% 100%" style:font-name="Arial1" style:font-name-complex="Arial"/>
    </style:style>
    <style:style style:name="T7" style:family="text">
      <style:text-properties style:text-position="0% 100%" fo:font-size="10.5pt" officeooo:rsid="003ac0e7"/>
    </style:style>
    <style:style style:name="T8" style:family="text">
      <style:text-properties style:text-position="0% 100%" fo:font-size="10.5pt" officeooo:rsid="003ac0e7" style:font-name-asian="Times New Roman" style:language-complex="ar" style:country-complex="SA"/>
    </style:style>
    <style:style style:name="T9" style:family="text">
      <style:text-properties style:text-position="0% 100%" fo:font-size="10.5pt" fo:font-style="normal" style:text-underline-style="none" officeooo:rsid="003ac0e7" style:font-name-asian="Times New Roman" style:font-style-asian="normal" style:language-complex="ar" style:country-complex="SA" style:font-style-complex="normal"/>
    </style:style>
    <style:style style:name="T10" style:family="text">
      <style:text-properties style:text-position="0% 100%" fo:font-size="10.5pt" fo:font-style="normal" style:text-underline-style="none" officeooo:rsid="003b6f64" style:font-name-asian="Times New Roman" style:font-style-asian="normal" style:language-complex="ar" style:country-complex="SA" style:font-style-complex="normal"/>
    </style:style>
    <style:style style:name="T11" style:family="text">
      <style:text-properties style:text-position="0% 100%" fo:font-size="10.5pt" fo:font-style="normal" style:text-underline-style="none" officeooo:rsid="00423143" style:font-name-asian="Times New Roman" style:font-style-asian="normal" style:language-complex="ar" style:country-complex="SA" style:font-style-complex="normal"/>
    </style:style>
    <style:style style:name="T12" style:family="text">
      <style:text-properties style:font-name-complex="Arial"/>
    </style:style>
    <style:style style:name="T13" style:family="text">
      <style:text-properties officeooo:rsid="000b7169" style:font-name-complex="Arial"/>
    </style:style>
    <style:style style:name="T14" style:family="text">
      <style:text-properties officeooo:rsid="001f680b" style:font-name-complex="Arial"/>
    </style:style>
    <style:style style:name="T15" style:family="text">
      <style:text-properties officeooo:rsid="000d44c7"/>
    </style:style>
    <style:style style:name="T16" style:family="text">
      <style:text-properties officeooo:rsid="00139dd7"/>
    </style:style>
    <style:style style:name="T17" style:family="text">
      <style:text-properties officeooo:rsid="0017352a"/>
    </style:style>
    <style:style style:name="T18" style:family="text">
      <style:text-properties officeooo:rsid="0021435b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235862" style:font-weight-asian="bold" style:font-weight-complex="bold"/>
    </style:style>
    <style:style style:name="T21" style:family="text">
      <style:text-properties fo:font-weight="bold" officeooo:rsid="0029d0e2" style:font-weight-asian="bold" style:font-weight-complex="bold"/>
    </style:style>
    <style:style style:name="T22" style:family="text">
      <style:text-properties fo:font-weight="bold" officeooo:rsid="00262ed5" style:font-weight-asian="bold" style:font-weight-complex="bold"/>
    </style:style>
    <style:style style:name="T23" style:family="text">
      <style:text-properties fo:font-weight="bold" officeooo:rsid="0017352a" style:font-weight-asian="bold" style:font-weight-complex="bold"/>
    </style:style>
    <style:style style:name="T24" style:family="text">
      <style:text-properties fo:font-weight="bold" officeooo:rsid="00279831" style:font-weight-asian="bold" style:font-weight-complex="bold"/>
    </style:style>
    <style:style style:name="T25" style:family="text">
      <style:text-properties fo:font-weight="bold" officeooo:rsid="004be853" style:font-weight-asian="bold" style:font-weight-complex="bold"/>
    </style:style>
    <style:style style:name="T26" style:family="text">
      <style:text-properties fo:font-weight="bold" officeooo:rsid="002b0661" style:font-weight-asian="bold" style:font-weight-complex="bold"/>
    </style:style>
    <style:style style:name="T27" style:family="text">
      <style:text-properties fo:font-weight="bold" officeooo:rsid="003b6f64" style:font-weight-asian="bold" style:font-weight-complex="bold"/>
    </style:style>
    <style:style style:name="T28" style:family="text">
      <style:text-properties fo:font-weight="bold" officeooo:rsid="002666a8" style:font-weight-asian="bold" style:font-weight-complex="bold"/>
    </style:style>
    <style:style style:name="T29" style:family="text">
      <style:text-properties fo:font-weight="bold" officeooo:rsid="001f680b" style:font-weight-asian="bold" style:font-name-complex="Arial" style:font-weight-complex="bold"/>
    </style:style>
    <style:style style:name="T30" style:family="text">
      <style:text-properties fo:font-weight="bold" officeooo:rsid="00235862" style:font-weight-asian="bold" style:font-name-complex="Arial" style:font-weight-complex="bold"/>
    </style:style>
    <style:style style:name="T31" style:family="text">
      <style:text-properties officeooo:rsid="004c8855"/>
    </style:style>
    <style:style style:name="T32" style:family="text">
      <style:text-properties officeooo:rsid="0029d0e2"/>
    </style:style>
    <style:style style:name="T33" style:family="text">
      <style:text-properties officeooo:rsid="002666a8"/>
    </style:style>
    <style:style style:name="T34" style:family="text">
      <style:text-properties officeooo:rsid="00276f63"/>
    </style:style>
    <style:style style:name="T35" style:family="text">
      <style:text-properties officeooo:rsid="00279831"/>
    </style:style>
    <style:style style:name="T36" style:family="text">
      <style:text-properties officeooo:rsid="0029503f"/>
    </style:style>
    <style:style style:name="T37" style:family="text">
      <style:text-properties officeooo:rsid="002a0009"/>
    </style:style>
    <style:style style:name="T38" style:family="text">
      <style:text-properties officeooo:rsid="002f716d"/>
    </style:style>
    <style:style style:name="T39" style:family="text">
      <style:text-properties officeooo:rsid="00330304"/>
    </style:style>
    <style:style style:name="T40" style:family="text">
      <style:text-properties officeooo:rsid="0034af63"/>
    </style:style>
    <style:style style:name="T41" style:family="text">
      <style:text-properties officeooo:rsid="00383d2e"/>
    </style:style>
    <style:style style:name="T42" style:family="text">
      <style:text-properties officeooo:rsid="00393e68"/>
    </style:style>
    <style:style style:name="T43" style:family="text">
      <style:text-properties officeooo:rsid="0066837f"/>
    </style:style>
    <style:style style:name="T44" style:family="text">
      <style:text-properties officeooo:rsid="003b6f64"/>
    </style:style>
    <style:style style:name="T45" style:family="text">
      <style:text-properties officeooo:rsid="004be853"/>
    </style:style>
    <style:style style:name="T46" style:family="text">
      <style:text-properties officeooo:rsid="002b0661"/>
    </style:style>
    <style:style style:name="T47" style:family="text">
      <style:text-properties officeooo:rsid="003e9c1f"/>
    </style:style>
    <style:style style:name="T48" style:family="text">
      <style:text-properties officeooo:rsid="004fe798"/>
    </style:style>
    <style:style style:name="T49" style:family="text">
      <style:text-properties officeooo:rsid="0046bcf5"/>
    </style:style>
    <style:style style:name="fr1" style:family="graphic" style:parent-style-name="OLE">
      <style:graphic-properties fo:margin-left="0cm" fo:margin-right="0cm" style:vertical-pos="top" style:vertical-rel="baseline" style:horizontal-pos="center" style:horizontal-rel="paragraph" fo:padding-left="0.28cm" fo:padding-right="0.28cm" fo:padding-top="0.153cm" fo:padding-bottom="0.153cm" fo:border="none" draw:ole-draw-aspect="1" draw:visible-area-top="0cm" draw:visible-area-width="0.901cm" draw:visible-area-height="1.007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T16">P</text:span>art XSD</text:p>
      <text:p text:style-name="P10"><text:span text:style-name="T13">Format de lliurament: </text:span><text:span text:style-name="T9">Afegir els arxius generats a tots els apartats:</text:span></text:p>
      <text:p text:style-name="P20">a.xml , a.xsd<text:tab/><text:tab/>b.xml , b.xsd<text:tab/><text:tab/>c.xml , c.xsd<text:tab/><text:tab/>d.xml , d.xsd</text:p>
      <text:p text:style-name="P13"><text:span text:style-name="T8">a un arxiu comprimit </text:span><text:span text:style-name="T7">i pujeu aquest a l’apartat del moodle habilitat per l’entrega d’aquest examen.</text:span></text:p>
      <text:p text:style-name="P12"/>
      <text:p text:style-name="P29"><text:span text:style-name="T43">Advertiment</text:span>: <text:span text:style-name="T9">Si es detecta que el codi </text:span><text:span text:style-name="T10">XS</text:span><text:span text:style-name="T9">D de qualsevol dels apartats ha estat generat de manera automàtica, és a dir, generat automàticament per un programa </text:span><text:span text:style-name="T10">a partir del XML</text:span><text:span text:style-name="T9">, tot l’examen </text:span><text:span text:style-name="T11">s’avaluarà</text:span><text:span text:style-name="T9"> </text:span><text:span text:style-name="T11">amb nota 0</text:span><text:span text:style-name="T9"> i amb ell la Unitat Formativa 1, havent d’anar directament a la convocatòria extraordinària. </text:span></text:p>
      <text:p text:style-name="P28"><text:span text:style-name="T48">Indicis</text:span> de generació automàtica poden ser, entre d’altres, definir un element complex al XSD amb el codi &lt;xs:element ref="dia"/&gt;, o bé fer servir tipus de dades no <text:span text:style-name="T48">presents al document de teoria de XSD.</text:span></text:p>
      <text:p text:style-name="P27"><text:span text:style-name="T9">Queda també prohibit modificar l’arxiu XML, excepte per fer la referència al seu XSD a la línia 2.</text:span></text:p>
      <text:p text:style-name="P24"/>
      <text:p text:style-name="P9"><text:span text:style-name="T13">2</text:span><text:span text:style-name="T12">. Partint d'aquest XML </text:span><text:span text:style-name="T14">dit </text:span><text:span text:style-name="T29">«</text:span><text:span text:style-name="T30">a</text:span><text:span text:style-name="T29">.xml»</text:span><text:span text:style-name="T6">:</text:span></text:p>
      <text:p text:style-name="P11">&lt;?xml version="1.0" encoding="UTF-8"?&gt;</text:p>
      <text:p text:style-name="P11">&lt;SitgesInternationalFilmFestival dataInici="0<text:span text:style-name="T49">7</text:span>-10-20<text:span text:style-name="T49">20</text:span>" dataFi="1<text:span text:style-name="T49">7</text:span>-10-20<text:span text:style-name="T49">20</text:span>" idioma="anglès"<text:span text:style-name="T39">&gt;</text:span></text:p>
      <text:p text:style-name="P11"><text:s text:c="4"/>&lt;espais&gt;</text:p>
      <text:p text:style-name="P11"><text:s text:c="8"/>&lt;cinema&gt;</text:p>
      <text:p text:style-name="P11"><text:s text:c="12"/>&lt;nom&gt;Auditori Hotel Melià Sitges&lt;/nom&gt;</text:p>
      <text:p text:style-name="P11"><text:s text:c="12"/>&lt;adreca&gt;</text:p>
      <text:p text:style-name="P11"><text:s text:c="16"/>&lt;via&gt;Carrer de Joan Salvat-Papasseit&lt;/via&gt;</text:p>
      <text:p text:style-name="P11"><text:s text:c="16"/>&lt;num&gt;38&lt;/num&gt;</text:p>
      <text:p text:style-name="P11"><text:s text:c="16"/>&lt;cp&gt;08870&lt;/cp&gt;</text:p>
      <text:p text:style-name="P11"><text:s text:c="16"/>&lt;localitat&gt;Sitges&lt;/localitat&gt;</text:p>
      <text:p text:style-name="P11"><text:s text:c="12"/>&lt;/adreca&gt;</text:p>
      <text:p text:style-name="P11"><text:s text:c="8"/>&lt;/cinema&gt;</text:p>
      <text:p text:style-name="P11"><text:s text:c="8"/>&lt;cinema&gt;</text:p>
      <text:p text:style-name="P11"><text:s text:c="12"/>&lt;nom&gt;Cine El Retiro&lt;/nom&gt;</text:p>
      <text:p text:style-name="P11"><text:s text:c="12"/>&lt;adreca&gt;</text:p>
      <text:p text:style-name="P11"><text:s text:c="16"/>&lt;via&gt;C/ Àngel Vidal&lt;/via&gt;</text:p>
      <text:p text:style-name="P11"><text:s text:c="16"/>&lt;num&gt;17&lt;/num&gt;</text:p>
      <text:p text:style-name="P11"><text:s text:c="16"/>&lt;cp&gt;08870&lt;/cp&gt;</text:p>
      <text:p text:style-name="P11"><text:s text:c="16"/>&lt;localitat&gt;Sitges&lt;/localitat&gt;</text:p>
      <text:p text:style-name="P11"><text:soft-page-break/><text:s text:c="12"/>&lt;/adreca&gt;</text:p>
      <text:p text:style-name="P11"><text:s text:c="8"/>&lt;/cinema&gt;</text:p>
      <text:p text:style-name="P11"><text:s text:c="8"/>&lt;cinema&gt;</text:p>
      <text:p text:style-name="P11"><text:s text:c="12"/>&lt;nom&gt;Cine Prado&lt;/nom&gt;</text:p>
      <text:p text:style-name="P11"><text:s text:c="12"/>&lt;adreca&gt;</text:p>
      <text:p text:style-name="P11"><text:s text:c="16"/>&lt;via&gt;C/ Francesc Gumà&lt;/via&gt;</text:p>
      <text:p text:style-name="P11"><text:s text:c="16"/>&lt;num&gt;6&lt;/num&gt;</text:p>
      <text:p text:style-name="P11"><text:s text:c="16"/>&lt;cp&gt;08870&lt;/cp&gt;</text:p>
      <text:p text:style-name="P11"><text:s text:c="16"/>&lt;localitat&gt;Sitges&lt;/localitat&gt;</text:p>
      <text:p text:style-name="P11"><text:s text:c="12"/>&lt;/adreca&gt;</text:p>
      <text:p text:style-name="P11"><text:s text:c="8"/>&lt;/cinema&gt;</text:p>
      <text:p text:style-name="P11"><text:s text:c="8"/>&lt;cinema&gt;</text:p>
      <text:p text:style-name="P11"><text:s text:c="12"/>&lt;nom&gt;Brigadoon - L'Escorxador&lt;/nom&gt;</text:p>
      <text:p text:style-name="P11"><text:s text:c="12"/>&lt;adreca&gt;</text:p>
      <text:p text:style-name="P11"><text:s text:c="16"/>&lt;via&gt;Carrer de Joan Maragall&lt;/via&gt;</text:p>
      <text:p text:style-name="P11"><text:s text:c="16"/>&lt;num&gt;36&lt;/num&gt;</text:p>
      <text:p text:style-name="P11"><text:s text:c="16"/>&lt;cp&gt;08870&lt;/cp&gt;</text:p>
      <text:p text:style-name="P11"><text:s text:c="16"/>&lt;localitat&gt;Sitges&lt;/localitat&gt;</text:p>
      <text:p text:style-name="P11"><text:s text:c="12"/>&lt;/adreca&gt;</text:p>
      <text:p text:style-name="P11"><text:s text:c="8"/>&lt;/cinema&gt;</text:p>
      <text:p text:style-name="P11"><text:s text:c="8"/>&lt;cinema&gt;</text:p>
      <text:p text:style-name="P11"><text:s text:c="12"/>&lt;adreca&gt;</text:p>
      <text:p text:style-name="P11"><text:s text:c="16"/>&lt;via&gt;Carrer de Joan Salvat-Papasseit&lt;/via&gt;</text:p>
      <text:p text:style-name="P11"><text:s text:c="16"/>&lt;num&gt;38&lt;/num&gt;</text:p>
      <text:p text:style-name="P11"><text:s text:c="16"/>&lt;cp&gt;08870&lt;/cp&gt;</text:p>
      <text:p text:style-name="P11"><text:s text:c="16"/>&lt;localitat&gt;Sitges&lt;/localitat&gt;</text:p>
      <text:p text:style-name="P11"><text:s text:c="12"/>&lt;/adreca&gt;</text:p>
      <text:p text:style-name="P11"><text:s text:c="12"/>&lt;nom&gt;Tramuntana&lt;/nom&gt;</text:p>
      <text:p text:style-name="P11"><text:s text:c="8"/>&lt;/cinema&gt;</text:p>
      <text:p text:style-name="P11"><text:s text:c="4"/>&lt;/espais&gt;</text:p>
      <text:p text:style-name="P11"><text:s text:c="4"/>&lt;seccions&gt;</text:p>
      <text:p text:style-name="P11"><text:s text:c="8"/>&lt;seccio&gt;Oficial Fantàstic a Competició&lt;/seccio&gt;</text:p>
      <text:p text:style-name="P11"><text:s text:c="8"/>&lt;seccio&gt;Oficial Fantàstic Discovery&lt;/seccio&gt;</text:p>
      <text:p text:style-name="P11"><text:s text:c="8"/>&lt;seccio&gt;Oficial Fantàstic fora de Competició&lt;/seccio&gt;</text:p>
      <text:p text:style-name="P11"><text:s text:c="8"/>&lt;seccio&gt;Panorama Fantàstic&lt;/seccio&gt;</text:p>
      <text:p text:style-name="P11"><text:s text:c="8"/>&lt;seccio&gt;Òrbita&lt;/seccio&gt;</text:p>
      <text:p text:style-name="P11"><text:s text:c="8"/>&lt;seccio&gt;Noves Visions&lt;/seccio&gt;</text:p>
      <text:p text:style-name="P11"><text:soft-page-break/><text:s text:c="8"/>&lt;seccio&gt;Anima't&lt;/seccio&gt;</text:p>
      <text:p text:style-name="P11"><text:s text:c="8"/>&lt;seccio&gt;Seven Chances&lt;/seccio&gt;</text:p>
      <text:p text:style-name="P11"><text:s text:c="8"/>&lt;seccio&gt;Midnight X-Treme&lt;/seccio&gt;</text:p>
      <text:p text:style-name="P11"><text:s text:c="8"/>&lt;seccio&gt;Brigadoon&lt;/seccio&gt;</text:p>
      <text:p text:style-name="P11"><text:s text:c="8"/>&lt;seccio&gt;Sitges Classics&lt;/seccio&gt;</text:p>
      <text:p text:style-name="P11"><text:s text:c="8"/>&lt;seccio&gt;Serial Sitges&lt;/seccio&gt;</text:p>
      <text:p text:style-name="P11"><text:s text:c="8"/>&lt;seccio&gt;Samsung Sitges Cocoon&lt;/seccio&gt;</text:p>
      <text:p text:style-name="P11"><text:s text:c="4"/>&lt;/seccions&gt;</text:p>
      <text:p text:style-name="P11"><text:s text:c="4"/>&lt;pelicules&gt;</text:p>
      <text:p text:style-name="P11"><text:s text:c="8"/>&lt;pelicula&gt;</text:p>
      <text:p text:style-name="P11"><text:s text:c="12"/>&lt;titol&gt;<text:span text:style-name="T49">Possessor Uncut</text:span>&lt;/titol&gt;</text:p>
      <text:p text:style-name="P11"><text:s text:c="12"/>&lt;durada&gt;<text:span text:style-name="T49">103</text:span> minuts&lt;/durada&gt;</text:p>
      <text:p text:style-name="P11"><text:s text:c="12"/>&lt;versions&gt;</text:p>
      <text:p text:style-name="P30"><text:s text:c="16"/>&lt;vo&gt;<text:span text:style-name="T41">english</text:span>&lt;/vo&gt;</text:p>
      <text:p text:style-name="P11"><text:s text:c="16"/>&lt;v&gt;català&lt;/v&gt;</text:p>
      <text:p text:style-name="P11"><text:s text:c="16"/>&lt;v&gt;castell<text:span text:style-name="T41">ano</text:span>&lt;/v&gt;</text:p>
      <text:p text:style-name="P11"><text:s text:c="12"/>&lt;/versions&gt;</text:p>
      <text:p text:style-name="P30"><text:s text:c="12"/>&lt;pais&gt;Eua&lt;/pais&gt;</text:p>
      <text:p text:style-name="P11"><text:s text:c="8"/>&lt;/pelicula&gt;</text:p>
      <text:p text:style-name="P11"><text:s text:c="8"/>&lt;pelicula&gt;</text:p>
      <text:p text:style-name="P11"><text:s text:c="12"/>&lt;titol&gt;<text:span text:style-name="T49">La nuée</text:span>&lt;/titol&gt;</text:p>
      <text:p text:style-name="P11"><text:s text:c="12"/>&lt;durada&gt;<text:span text:style-name="T49">100</text:span> minuts&lt;/durada&gt;</text:p>
      <text:p text:style-name="P11"><text:s text:c="12"/>&lt;versions&gt;</text:p>
      <text:p text:style-name="P30"><text:s text:c="16"/>&lt;vo&gt;fr<text:span text:style-name="T41">ench</text:span>&lt;/vo&gt;</text:p>
      <text:p text:style-name="P11"><text:s text:c="16"/>&lt;v&gt;català&lt;/v&gt;</text:p>
      <text:p text:style-name="P11"><text:s text:c="16"/>&lt;v&gt;castell<text:span text:style-name="T41">ano</text:span>&lt;/v&gt;</text:p>
      <text:p text:style-name="P11"><text:s text:c="12"/>&lt;/versions&gt;</text:p>
      <text:p text:style-name="P30"><text:s text:c="12"/>&lt;pais&gt;Franca&lt;/pais&gt;</text:p>
      <text:p text:style-name="P11"><text:s text:c="8"/>&lt;/pelicula&gt;</text:p>
      <text:p text:style-name="P11"><text:s text:c="8"/>&lt;pelicula&gt;</text:p>
      <text:p text:style-name="P11"><text:s text:c="12"/>&lt;titol&gt;<text:span text:style-name="T49">The dark and the wicked</text:span>&lt;/titol&gt;</text:p>
      <text:p text:style-name="P11"><text:s text:c="12"/>&lt;durada&gt;<text:span text:style-name="T49">94</text:span> minuts&lt;/durada&gt;</text:p>
      <text:p text:style-name="P11"><text:s text:c="12"/>&lt;versions&gt;</text:p>
      <text:p text:style-name="P11"><text:s text:c="16"/>&lt;vo&gt;<text:span text:style-name="T41">english</text:span>&lt;/vo&gt;</text:p>
      <text:p text:style-name="P11"><text:s text:c="16"/>&lt;v&gt;castell<text:span text:style-name="T41">ano</text:span>&lt;/v&gt;</text:p>
      <text:p text:style-name="P11"><text:s text:c="12"/>&lt;/versions&gt;</text:p>
      <text:p text:style-name="P30"><text:s text:c="12"/>&lt;pais&gt;Eua&lt;/pais&gt;</text:p>
      <text:p text:style-name="P11"><text:soft-page-break/><text:s text:c="8"/>&lt;/pelicula&gt;</text:p>
      <text:p text:style-name="P11"><text:s text:c="8"/>&lt;pelicula&gt;</text:p>
      <text:p text:style-name="P11"><text:s text:c="12"/>&lt;titol&gt;Creep 2&lt;/titol&gt;</text:p>
      <text:p text:style-name="P11"><text:s text:c="12"/>&lt;durada&gt;80 minuts&lt;/durada&gt;</text:p>
      <text:p text:style-name="P11"><text:s text:c="12"/>&lt;versions&gt;</text:p>
      <text:p text:style-name="P11"><text:s text:c="16"/>&lt;vo&gt;<text:span text:style-name="T41">english</text:span>&lt;/vo&gt;</text:p>
      <text:p text:style-name="P11"><text:s text:c="16"/>&lt;v&gt;català&lt;/v&gt;</text:p>
      <text:p text:style-name="P11"><text:s text:c="16"/>&lt;v&gt;castell<text:span text:style-name="T41">ano</text:span>&lt;/v&gt;</text:p>
      <text:p text:style-name="P11"><text:s text:c="12"/>&lt;/versions&gt;</text:p>
      <text:p text:style-name="P11"><text:s text:c="12"/>&lt;pais&gt;Eua&lt;/pais&gt;</text:p>
      <text:p text:style-name="P11"><text:s text:c="8"/>&lt;/pelicula&gt;</text:p>
      <text:p text:style-name="P11"><text:s text:c="8"/>&lt;pelicula&gt;</text:p>
      <text:p text:style-name="P11"><text:s text:c="12"/>&lt;titol&gt;Jailbreak&lt;/titol&gt;</text:p>
      <text:p text:style-name="P11"><text:s text:c="12"/>&lt;durada&gt;92 minuts&lt;/durada&gt;</text:p>
      <text:p text:style-name="P11"><text:s text:c="12"/>&lt;versions&gt;</text:p>
      <text:p text:style-name="P11"><text:s text:c="16"/>&lt;vo&gt;<text:span text:style-name="T41">korean</text:span>&lt;/vo&gt;</text:p>
      <text:p text:style-name="P11"><text:s text:c="16"/>&lt;v&gt;català&lt;/v&gt;</text:p>
      <text:p text:style-name="P11"><text:s text:c="16"/>&lt;v&gt;castell<text:span text:style-name="T41">ano</text:span>&lt;/v&gt;</text:p>
      <text:p text:style-name="P11"><text:s text:c="16"/>&lt;v&gt;<text:span text:style-name="T41">english</text:span>&lt;/v&gt;</text:p>
      <text:p text:style-name="P11"><text:s text:c="12"/>&lt;/versions&gt;</text:p>
      <text:p text:style-name="P11"><text:s text:c="12"/>&lt;pais&gt;<text:span text:style-name="T42">South korea</text:span>&lt;/pais&gt;</text:p>
      <text:p text:style-name="P11"><text:s text:c="8"/>&lt;/pelicula&gt;</text:p>
      <text:p text:style-name="P11"><text:s text:c="8"/>&lt;pelicula&gt;</text:p>
      <text:p text:style-name="P11"><text:s text:c="12"/>&lt;titol&gt;Fiesta Nibiru&lt;/titol&gt;</text:p>
      <text:p text:style-name="P11"><text:s text:c="12"/>&lt;durada&gt;80 minuts&lt;/durada&gt;</text:p>
      <text:p text:style-name="P11"><text:s text:c="12"/>&lt;versions&gt;</text:p>
      <text:p text:style-name="P11"><text:s text:c="16"/>&lt;vo&gt;castell<text:span text:style-name="T41">ano</text:span>&lt;/vo&gt;</text:p>
      <text:p text:style-name="P11"><text:s text:c="16"/>&lt;v&gt;català&lt;/v&gt;</text:p>
      <text:p text:style-name="P11"><text:s text:c="16"/>&lt;v&gt;<text:span text:style-name="T41">english</text:span>&lt;/v&gt;</text:p>
      <text:p text:style-name="P11"><text:s text:c="12"/>&lt;/versions&gt;</text:p>
      <text:p text:style-name="P11"><text:s text:c="12"/>&lt;pais&gt;Uruguai&lt;/pais&gt;</text:p>
      <text:p text:style-name="P11"><text:s text:c="12"/>&lt;pais&gt;Argentina&lt;/pais&gt;</text:p>
      <text:p text:style-name="P11"><text:s text:c="8"/>&lt;/pelicula&gt;</text:p>
      <text:p text:style-name="P11"><text:s text:c="8"/>&lt;pelicula&gt;</text:p>
      <text:p text:style-name="P11"><text:s text:c="12"/>&lt;titol&gt;Tehran Taboo&lt;/titol&gt;</text:p>
      <text:p text:style-name="P11"><text:s text:c="12"/>&lt;durada&gt;96 minuts&lt;/durada&gt;</text:p>
      <text:p text:style-name="P11"><text:s text:c="12"/>&lt;versions&gt;</text:p>
      <text:p text:style-name="P11"><text:soft-page-break/><text:s text:c="16"/>&lt;vo&gt;alemany&lt;/vo&gt;</text:p>
      <text:p text:style-name="P11"><text:s text:c="16"/>&lt;v&gt;català&lt;/v&gt;</text:p>
      <text:p text:style-name="P11"><text:s text:c="16"/>&lt;v&gt;castell<text:span text:style-name="T41">ano</text:span>&lt;/v&gt;</text:p>
      <text:p text:style-name="P11"><text:s text:c="16"/>&lt;v&gt;<text:span text:style-name="T41">english</text:span>&lt;/v&gt;</text:p>
      <text:p text:style-name="P11"><text:s text:c="12"/>&lt;/versions&gt;</text:p>
      <text:p text:style-name="P11"><text:s text:c="12"/>&lt;pais&gt;Alemanya&lt;/pais&gt;</text:p>
      <text:p text:style-name="P11"><text:s text:c="12"/>&lt;pais&gt;Austria&lt;/pais&gt;</text:p>
      <text:p text:style-name="P11"><text:s text:c="8"/>&lt;/pelicula&gt;</text:p>
      <text:p text:style-name="P11"><text:s text:c="8"/>&lt;pelicula&gt;</text:p>
      <text:p text:style-name="P11"><text:s text:c="12"/>&lt;titol&gt;Poesía Sin Fin&lt;/titol&gt;</text:p>
      <text:p text:style-name="P11"><text:s text:c="12"/>&lt;durada&gt;128 minuts&lt;/durada&gt;</text:p>
      <text:p text:style-name="P11"><text:s text:c="12"/>&lt;versions&gt;</text:p>
      <text:p text:style-name="P11"><text:s text:c="16"/>&lt;vo&gt;fr<text:span text:style-name="T41">ench</text:span>&lt;/vo&gt;</text:p>
      <text:p text:style-name="P11"><text:s text:c="16"/>&lt;v&gt;<text:span text:style-name="T41">english</text:span>&lt;/v&gt;</text:p>
      <text:p text:style-name="P11"><text:s text:c="12"/>&lt;/versions&gt;</text:p>
      <text:p text:style-name="P11"><text:s text:c="12"/>&lt;pais&gt;Franca&lt;/pais&gt;</text:p>
      <text:p text:style-name="P11"><text:s text:c="12"/>&lt;pais&gt;Xile&lt;/pais&gt;</text:p>
      <text:p text:style-name="P11"><text:s text:c="8"/>&lt;/pelicula&gt;</text:p>
      <text:p text:style-name="P11"><text:s text:c="8"/>&lt;pelicula&gt;</text:p>
      <text:p text:style-name="P11"><text:s text:c="12"/>&lt;titol&gt;Secret Santa&lt;/titol&gt;</text:p>
      <text:p text:style-name="P11"><text:s text:c="12"/>&lt;durada&gt;89 minuts&lt;/durada&gt;</text:p>
      <text:p text:style-name="P11"><text:s text:c="12"/>&lt;versions&gt;</text:p>
      <text:p text:style-name="P11"><text:s text:c="16"/>&lt;vo&gt;<text:span text:style-name="T41">english</text:span>&lt;/vo&gt;</text:p>
      <text:p text:style-name="P11"><text:s text:c="16"/>&lt;v&gt;castell<text:span text:style-name="T41">ano</text:span>&lt;/v&gt;</text:p>
      <text:p text:style-name="P11"><text:s text:c="12"/>&lt;/versions&gt;</text:p>
      <text:p text:style-name="P11"><text:s text:c="12"/>&lt;pais&gt;Eua&lt;/pais&gt;</text:p>
      <text:p text:style-name="P11"><text:s text:c="8"/>&lt;/pelicula&gt;</text:p>
      <text:p text:style-name="P11"><text:s text:c="8"/>&lt;pelicula&gt;</text:p>
      <text:p text:style-name="P11"><text:s text:c="12"/>&lt;titol&gt;Sheborg&lt;/titol&gt;</text:p>
      <text:p text:style-name="P11"><text:s text:c="12"/>&lt;durada&gt;85 minuts&lt;/durada&gt;</text:p>
      <text:p text:style-name="P11"><text:s text:c="12"/>&lt;versions&gt;</text:p>
      <text:p text:style-name="P11"><text:s text:c="16"/>&lt;vo&gt;<text:span text:style-name="T41">english</text:span>&lt;/vo&gt;</text:p>
      <text:p text:style-name="P11"><text:s text:c="12"/>&lt;/versions&gt;</text:p>
      <text:p text:style-name="P11"><text:s text:c="12"/>&lt;pais&gt;Australia&lt;/pais&gt;</text:p>
      <text:p text:style-name="P11"><text:s text:c="8"/>&lt;/pelicula&gt;</text:p>
      <text:p text:style-name="P11"><text:s text:c="8"/>&lt;pelicula&gt;</text:p>
      <text:p text:style-name="P11"><text:s text:c="12"/>&lt;titol&gt;El Exorcista (Director's Cut)&lt;/titol&gt;</text:p>
      <text:p text:style-name="P11"><text:soft-page-break/><text:s text:c="12"/>&lt;durada&gt;132 minuts&lt;/durada&gt;</text:p>
      <text:p text:style-name="P11"><text:s text:c="12"/>&lt;versions&gt;</text:p>
      <text:p text:style-name="P11"><text:s text:c="16"/>&lt;vo&gt;<text:span text:style-name="T41">english</text:span>&lt;/vo&gt;</text:p>
      <text:p text:style-name="P11"><text:s text:c="16"/>&lt;v&gt;castell<text:span text:style-name="T41">ano</text:span>&lt;/v&gt;</text:p>
      <text:p text:style-name="P11"><text:s text:c="12"/>&lt;/versions&gt;</text:p>
      <text:p text:style-name="P11"><text:s text:c="12"/>&lt;pais&gt;Eua&lt;/pais&gt;</text:p>
      <text:p text:style-name="P11"><text:s text:c="8"/>&lt;/pelicula&gt;</text:p>
      <text:p text:style-name="P11"><text:s text:c="8"/>&lt;pelicula&gt;</text:p>
      <text:p text:style-name="P11"><text:s text:c="12"/>&lt;titol&gt;La Zona T1 Ep1&lt;/titol&gt;</text:p>
      <text:p text:style-name="P11"><text:s text:c="12"/>&lt;durada&gt;50 minuts&lt;/durada&gt;</text:p>
      <text:p text:style-name="P11"><text:s text:c="12"/>&lt;versions&gt;</text:p>
      <text:p text:style-name="P11"><text:s text:c="16"/>&lt;vo&gt;castell<text:span text:style-name="T41">ano</text:span>&lt;/vo&gt;</text:p>
      <text:p text:style-name="P11"><text:s text:c="12"/>&lt;/versions&gt;</text:p>
      <text:p text:style-name="P11"><text:s text:c="12"/>&lt;pais&gt;Espanya&lt;/pais&gt;</text:p>
      <text:p text:style-name="P11"><text:s text:c="8"/>&lt;/pelicula&gt;</text:p>
      <text:p text:style-name="P11"><text:s text:c="8"/>&lt;pelicula&gt;</text:p>
      <text:p text:style-name="P11"><text:s text:c="12"/>&lt;titol&gt;I Saw The Future&lt;/titol&gt;</text:p>
      <text:p text:style-name="P11"><text:s text:c="12"/>&lt;durada&gt;5 minuts&lt;/durada&gt;</text:p>
      <text:p text:style-name="P11"><text:s text:c="12"/>&lt;versions&gt;</text:p>
      <text:p text:style-name="P11"><text:s text:c="16"/>&lt;vo&gt;fr<text:span text:style-name="T41">ench</text:span>&lt;/vo&gt;</text:p>
      <text:p text:style-name="P11"><text:s text:c="12"/>&lt;/versions&gt;</text:p>
      <text:p text:style-name="P11"><text:s text:c="12"/>&lt;pais&gt;Franca&lt;/pais&gt;</text:p>
      <text:p text:style-name="P11"><text:s text:c="8"/>&lt;/pelicula&gt;</text:p>
      <text:p text:style-name="P11"><text:s text:c="4"/>&lt;/pelicules&gt;</text:p>
      <text:p text:style-name="P11">&lt;/SitgesInternationalFilmFestival&gt;</text:p>
      <text:p text:style-name="P11"/>
      <text:p text:style-name="P14"><text:span text:style-name="T19">a)</text:span> (<text:span text:style-name="T18">2,5</text:span> punt<text:span text:style-name="T15">s</text:span>) <text:span text:style-name="T5">Escriviu</text:span> <text:span text:style-name="T35">un</text:span> XSD <text:span text:style-name="T35">que el validi, </text:span>anomenat “<text:span text:style-name="T20">a</text:span><text:span text:style-name="T19">.xsd</text:span>”.</text:p>
      <text:p text:style-name="P22"/>
      <text:p text:style-name="P17">Feu els següents canvis a l’<text:span text:style-name="T45">XML</text:span> donat, <text:span text:style-name="T46">i també al XSD,</text:span> <text:span text:style-name="T19">escrivint </text:span><text:span text:style-name="T25">un</text:span><text:span text:style-name="T19"> </text:span><text:span text:style-name="T26">XML i </text:span><text:span text:style-name="T25">un</text:span><text:span text:style-name="T26"> </text:span><text:span text:style-name="T27">XS</text:span><text:span text:style-name="T19">D sencer </text:span><text:span text:style-name="T25">per</text:span><text:span text:style-name="T19"> cada apartat dels següents</text:span>:</text:p>
      <text:p text:style-name="P15"><text:span text:style-name="T19">b)</text:span> (<text:span text:style-name="T15">0,75</text:span> punt<text:span text:style-name="T15">s</text:span>) A <text:span text:style-name="T40">l’</text:span>XSD, afegiu <text:span text:style-name="T34">la restricció necessària per garantir que els atributs «dataInici» i «dataFi» siguin dates vàlides (ja vam veure a classe que fent servir patrons no podem garantir-ho al 100%, però almenys sí en part)</text:span>. </text:p>
      <text:p text:style-name="P15"><text:span text:style-name="T36">Afegiu també la restricció necessària per garantir que el codi postal de tots els cinemes, és a dir l’element &lt;cp&gt;, és un codi postal vàlid de la província de Barcelona: el seu valor comença per 08 i darrera hi ha 3 dígits. L’XML generat s’ha de dir </text:span><text:span text:style-name="T24">b</text:span><text:span text:style-name="T21">.xml</text:span><text:span text:style-name="T32"> i l’XSD </text:span><text:span text:style-name="T24">b</text:span><text:span text:style-name="T21">.</text:span><text:span text:style-name="T22">xsd</text:span><text:span text:style-name="T32">.</text:span></text:p>
      <text:p text:style-name="P23"/>
      <text:p text:style-name="P15"><text:soft-page-break/><text:span text:style-name="T19">c)</text:span> <text:s/>(<text:span text:style-name="T15">0,75 pu</text:span>nt<text:span text:style-name="T15">s</text:span>) A <text:span text:style-name="T40">l’</text:span>XSD, <text:span text:style-name="T37">afegiu la restricció necessària per garantir que el contingut de l’element &lt;durada&gt; estigui format per un nombre d’entre 1 i 3 dígits, a continuació un espai en blanc, i per últim la paraula «minuts»</text:span>. <text:span text:style-name="T38">E</text:span>xemple<text:span text:style-name="T38">s de</text:span> valor<text:span text:style-name="T38">s</text:span> vàlid<text:span text:style-name="T37">s</text:span> seri<text:span text:style-name="T37">en tant «5 minuts» com «132 minuts».</text:span></text:p>
      <text:p text:style-name="P15"><text:span text:style-name="T37">Afegiu també la restricció necessària per garantir que el contingut de l’element &lt;pais&gt; comenci per una lletra majúscula, i a continuació totes les lletres siguin minúscules, podent haver-hi també espais en blanc. L’XML generat s’ha de dir </text:span><text:span text:style-name="T23">c</text:span><text:span text:style-name="T21">.xml</text:span><text:span text:style-name="T32"> i l’XSD </text:span><text:span text:style-name="T21">c.</text:span><text:span text:style-name="T22">xsd</text:span><text:span text:style-name="T32">.</text:span></text:p>
      <text:p text:style-name="P21"/>
      <text:p text:style-name="P16"><text:span text:style-name="T19">d)</text:span> (<text:span text:style-name="T17">1</text:span> punt) A <text:span text:style-name="T40">l’</text:span>XSD, <text:span text:style-name="T47">afegiu la restricció necessària per tal de garantir que l’element &lt;v&gt;, l’element &lt;vo&gt; i també l’atribut «idioma», només puguin contenir un d’aquests valors:</text:span></text:p>
      <text:p text:style-name="P18"><text:tab/>anglès, català, castellà, francès, alemany ó coreà</text:p>
      <text:p text:style-name="P18">o bé: <text:tab/>inglés, catalán, castellano, francés, alemán ó coreano</text:p>
      <text:p text:style-name="P18">o bé: <text:tab/>english, catalan, spanish, french, german ó korean</text:p>
      <text:p text:style-name="P16"><text:span text:style-name="T33">Es valorarà l’eficiència en la solució proposada(</text:span><text:span text:style-name="T28">quant a estalvi de línies de codi en l’XSD</text:span><text:span text:style-name="T33">)</text:span>. <text:span text:style-name="T31">L’XML generat s’ha de dir </text:span><text:span text:style-name="T24">d</text:span><text:span text:style-name="T21">.xml</text:span><text:span text:style-name="T32"> i l’XSD </text:span><text:span text:style-name="T21">d.</text:span><text:span text:style-name="T22">xsd</text:span><text:span text:style-name="T32">.</text:span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, sans-serif"/>
    <style:font-face style:name="OpenSymbol" svg:font-family="Open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family="Arial" style:font-family-generic="swiss" style:font-pitch="variable" fo:font-size="12pt" fo:language="ca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4pt" fo:language="es" fo:country="ES" style:text-underline-style="solid" style:text-underline-width="auto" style:text-underline-color="font-color" fo:font-weight="bold" style:font-size-asian="14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language="es" fo:country="ES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ize="10pt" fo:font-weight="bold" style:font-size-asian="10pt" style:font-weight-asian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6pt" fo:language="es" fo:country="ES" style:text-underline-style="solid" style:text-underline-width="auto" style:text-underline-color="font-color" fo:font-weight="bold" style:font-size-asian="16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Epígrafe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Párrafo_20_de_20_lista" style:display-name="Párrafo de lista" style:family="paragraph" style:parent-style-name="Standard">
      <style:paragraph-properties fo:margin-left="1.27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1z1" style:family="text">
      <style:text-properties style:font-name="Courier New1" fo:font-family="'Courier New'" style:font-family-generic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5z1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7z1" style:family="text">
      <style:text-properties style:font-name="Symbol" fo:font-family="Symbol" style:font-family-generic="roman" style:font-pitch="variable" style:font-charset="x-symbol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4" style:family="text">
      <style:text-properties style:font-name="Courier New1" fo:font-family="'Courier New'" style:font-family-generic="modern"/>
    </style:style>
    <style:style style:name="WW8Num9z0" style:family="text">
      <style:text-properties style:font-name="Symbol" fo:font-family="Symbol" style:font-family-generic="roman" style:font-pitch="variable" style:font-charset="x-symbol"/>
    </style:style>
    <style:style style:name="WW8Num9z4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1" fo:font-family="'Courier New'" style:font-family-generic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4" style:family="text">
      <style:text-properties style:font-name="Courier New1" fo:font-family="'Courier New'" style:font-family-generic="modern"/>
    </style:style>
    <style:style style:name="WW8Num16z4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0z0" style:family="text">
      <style:text-properties style:font-name="Symbol" fo:font-family="Symbol" style:font-family-generic="roman" style:font-pitch="variable" style:font-charset="x-symbol"/>
    </style:style>
    <style:style style:name="WW8Num20z1" style:family="text">
      <style:text-properties style:font-name="Courier New1" fo:font-family="'Courier New'" style:font-family-generic="modern"/>
    </style:style>
    <style:style style:name="WW8Num20z2" style:family="text">
      <style:text-properties style:font-name="Wingdings" fo:font-family="Wingdings" style:font-pitch="variable" style:font-charset="x-symbol"/>
    </style:style>
    <style:style style:name="Fuente_20_de_20_párrafo_20_predeter." style:display-name="Fuente de párrafo predeter." style:family="text"/>
    <style:style style:name="WW8Num24z0" style:family="text">
      <style:text-properties fo:color="#000000"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WW8Num29z1" style:family="text">
      <style:text-properties style:font-name="Symbol" fo:font-family="Symbol" style:font-family-generic="roman" style:font-pitch="variable" style:font-charset="x-symbol"/>
    </style:style>
    <style:style style:name="WW8Num29z2" style:family="text">
      <style:text-properties fo:color="#000000" style:text-outline="false" style:font-name="Symbol" fo:font-family="Symbol" style:font-family-generic="roman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)" style:num-format="a">
        <style:list-level-properties text:space-before="0.635cm" text:min-label-width="0.635cm"/>
      </text:list-level-style-number>
      <text:list-level-style-number text:level="2" text:style-name="Numbering_20_Symbols" style:num-prefix=" " style:num-suffix=")" style:num-format="a">
        <style:list-level-properties text:space-before="1.905cm" text:min-label-width="0.635cm"/>
      </text:list-level-style-number>
      <text:list-level-style-bullet text:level="3" text:style-name="Bullet_20_Symbols" style:num-prefix=" 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4" text:style-name="Bullet_20_Symbols" style:num-prefix=" 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5" text:style-name="Bullet_20_Symbols" style:num-prefix=" 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6" text:style-name="Bullet_20_Symbols" style:num-prefix=" " text:bullet-char="•">
        <style:list-level-properties text:space-before="6.985cm" text:min-label-width="0.635cm"/>
        <style:text-properties fo:font-family="StarSymbol" style:font-charset="x-symbol"/>
      </text:list-level-style-bullet>
      <text:list-level-style-bullet text:level="7" text:style-name="Bullet_20_Symbols" style:num-prefix=" " text:bullet-char="•">
        <style:list-level-properties text:space-before="8.255cm" text:min-label-width="0.635cm"/>
        <style:text-properties fo:font-family="StarSymbol" style:font-charset="x-symbol"/>
      </text:list-level-style-bullet>
      <text:list-level-style-bullet text:level="8" text:style-name="Bullet_20_Symbols" style:num-prefix=" " text:bullet-char="•">
        <style:list-level-properties text:space-before="9.525cm" text:min-label-width="0.635cm"/>
        <style:text-properties fo:font-family="StarSymbol" style:font-charset="x-symbol"/>
      </text:list-level-style-bullet>
      <text:list-level-style-bullet text:level="9" text:style-name="Bullet_20_Symbols" style:num-prefix=" " text:bullet-char="•">
        <style:list-level-properties text:space-before="10.795cm" text:min-label-width="0.635cm"/>
        <style:text-properties fo:font-family="StarSymbol" style:font-charset="x-symbol"/>
      </text:list-level-style-bullet>
      <text:list-level-style-bullet text:level="10" text:style-name="Bullet_20_Symbols" style:num-prefix=" 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WW8Num3" text:consecutive-numbering="true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)" style:num-format="a" style:num-letter-sync="true">
        <style:list-level-properties text:min-label-width="0.635cm"/>
      </text:list-level-style-number>
      <text:list-level-style-bullet text:level="2" text:style-name="WW8Num5z1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7z1" text:bullet-char="">
        <style:list-level-properties text:space-before="1.905cm" text:min-label-width="0.905cm"/>
        <style:text-properties style:font-name="Symbol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4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4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">
        <style:list-level-properties text:space-before="0.635cm" text:min-label-width="0.90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-0.352cm" text:min-label-width="1.94cm"/>
      </text:list-level-style-number>
      <text:list-level-style-number text:level="3" style:num-suffix="." style:num-format="i">
        <style:list-level-properties text:min-label-width="2.858cm" text:min-label-distance="0.318cm" fo:text-align="end"/>
      </text:list-level-style-number>
      <text:list-level-style-number text:level="4" style:num-suffix="." style:num-format="a" style:num-letter-sync="true">
        <style:list-level-properties text:space-before="3.493cm" text:min-label-width="0.635cm"/>
      </text:list-level-style-number>
      <text:list-level-style-bullet text:level="5" text:style-name="WW8Num9z4" text:bullet-char="-">
        <style:list-level-properties text:space-before="4.763cm" text:min-label-width="0.635cm"/>
        <style:text-properties style:font-name="Arial"/>
      </text:list-level-style-bullet>
      <text:list-level-style-number text:level="6" style:num-suffix="." style:num-format="i">
        <style:list-level-properties text:min-label-width="6.668cm" text:min-label-distance="0.318cm" fo:text-align="end"/>
      </text:list-level-style-number>
      <text:list-level-style-number text:level="7" style:num-suffix="." style:num-format="1">
        <style:list-level-properties text:space-before="7.303cm" text:min-label-width="0.635cm"/>
      </text:list-level-style-number>
      <text:list-level-style-number text:level="8" style:num-suffix="." style:num-format="a" style:num-letter-sync="true">
        <style:list-level-properties text:space-before="8.573cm" text:min-label-width="0.635cm"/>
      </text:list-level-style-number>
      <text:list-level-style-number text:level="9" style:num-suffix="." style:num-format="i">
        <style:list-level-properties text:min-label-width="10.478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min-label-width="0.905cm"/>
        <style:text-properties style:font-name="Symbol"/>
      </text:list-level-style-bullet>
      <text:list-level-style-bullet text:level="2" text:style-name="WW8Num11z1" text:bullet-char="o">
        <style:list-level-properties text:space-before="0.905cm" text:min-label-width="0.635cm"/>
        <style:text-properties style:font-name="Courier New"/>
      </text:list-level-style-bullet>
      <text:list-level-style-bullet text:level="3" text:style-name="WW8Num11z2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1z0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1z1" text:bullet-char="o">
        <style:list-level-properties text:space-before="4.715cm" text:min-label-width="0.635cm"/>
        <style:text-properties style:font-name="Courier New"/>
      </text:list-level-style-bullet>
      <text:list-level-style-bullet text:level="6" text:style-name="WW8Num11z2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1z0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1z1" text:bullet-char="o">
        <style:list-level-properties text:space-before="8.525cm" text:min-label-width="0.635cm"/>
        <style:text-properties style:font-name="Courier New"/>
      </text:list-level-style-bullet>
      <text:list-level-style-bullet text:level="9" text:style-name="WW8Num11z2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number text:level="1" style:num-suffix="." style:num-format="1">
        <style:list-level-properties text:min-label-width="0.635cm"/>
      </text:list-level-style-number>
      <text:list-level-style-bullet text:level="2" text:style-name="WW8Num14z1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space-before="0.635cm" text:min-label-width="0.905cm"/>
        <style:text-properties style:font-name="Symbol"/>
      </text:list-level-style-bullet>
      <text:list-level-style-bullet text:level="2" text:style-name="WW8Num15z0" text:bullet-char="">
        <style:list-level-properties text:space-before="1.905cm" text:min-label-width="0.90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space-before="1.588cm" text:min-label-width="0.635cm"/>
      </text:list-level-style-number>
      <text:list-level-style-number text:level="2" style:num-suffix="." style:num-format="a" style:num-letter-sync="true">
        <style:list-level-properties text:space-before="0.599cm" text:min-label-width="0.6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a" style:num-letter-sync="true">
        <style:list-level-properties text:space-before="4.445cm" text:min-label-width="0.635cm"/>
      </text:list-level-style-number>
      <text:list-level-style-bullet text:level="5" text:style-name="WW8Num16z4" text:bullet-char="-">
        <style:list-level-properties text:space-before="5.715cm" text:min-label-width="0.635cm"/>
        <style:text-properties style:font-name="Arial"/>
      </text:list-level-style-bullet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>
      <text:list-level-style-number text:level="1" style:num-suffix=")" style:num-format="a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number text:level="1" style:num-suffix=")" style:num-format="a">
        <style:list-level-properties text:space-before="0.635cm" text:min-label-width="0.635cm"/>
      </text:list-level-style-number>
      <text:list-level-style-bullet text:level="2" text:style-name="WW8Num2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0.651cm" text:min-label-width="0.651cm"/>
        <style:text-properties style:font-name="Symbol"/>
      </text:list-level-style-bullet>
      <text:list-level-style-bullet text:level="2" text:style-name="WW8Num2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number text:level="1" style:num-suffix=")" style:num-format="a">
        <style:list-level-properties text:space-before="0.651cm" text:min-label-width="0.891cm"/>
      </text:list-level-style-number>
      <text:list-level-style-bullet text:level="2" text:style-name="Bullet_20_Symbols" text:bullet-char="•">
        <style:list-level-properties text:space-before="0.651cm" text:min-label-width="0.651cm"/>
        <style:text-properties fo:font-family="StarSymbol" style:font-charset="x-symbol"/>
      </text:list-level-style-bullet>
      <text:list-level-style-bullet text:level="3" text:style-name="WW8Num29z2" text:bullet-char="">
        <style:list-level-properties text:space-before="2.858cm" text:min-label-width="0.7cm"/>
        <style:text-properties style:font-name="Symbol"/>
      </text:list-level-style-bullet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>
      <text:list-level-style-number text:level="1" text:style-name="Numbering_20_Symbols" style:num-prefix=" " style:num-suffix="." style:num-format="1">
        <style:list-level-properties text:min-label-width="0.801cm"/>
      </text:list-level-style-number>
      <text:list-level-style-number text:level="2" text:style-name="Numbering_20_Symbols" style:num-prefix=" " style:num-suffix=")" style:num-format="a">
        <style:list-level-properties text:space-before="0.801cm" text:min-label-width="0.6cm"/>
      </text:list-level-style-number>
      <text:list-level-style-bullet text:level="3" text:style-name="Bullet_20_Symbols" style:num-prefix=" " text:bullet-char="•">
        <style:list-level-properties text:space-before="1.401cm" text:min-label-width="0.4cm"/>
        <style:text-properties fo:font-family="StarSymbol" style:font-charset="x-symbol"/>
      </text:list-level-style-bullet>
      <text:list-level-style-bullet text:level="4" text:style-name="Bullet_20_Symbols" style:num-prefix=" " text:bullet-char="•">
        <style:list-level-properties text:space-before="1.8cm" text:min-label-width="0.4cm"/>
        <style:text-properties fo:font-family="StarSymbol" style:font-charset="x-symbol"/>
      </text:list-level-style-bullet>
      <text:list-level-style-bullet text:level="5" text:style-name="Bullet_20_Symbols" style:num-prefix=" 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6" text:style-name="Bullet_20_Symbols" style:num-prefix=" " text:bullet-char="•">
        <style:list-level-properties text:min-label-width="6.985cm" text:min-label-distance="0.318cm" fo:text-align="end"/>
        <style:text-properties fo:font-family="StarSymbol" style:font-charset="x-symbol"/>
      </text:list-level-style-bullet>
      <text:list-level-style-bullet text:level="7" text:style-name="Bullet_20_Symbols" style:num-prefix=" " text:bullet-char="•">
        <style:list-level-properties text:space-before="7.62cm" text:min-label-width="0.635cm"/>
        <style:text-properties fo:font-family="StarSymbol" style:font-charset="x-symbol"/>
      </text:list-level-style-bullet>
      <text:list-level-style-bullet text:level="8" text:style-name="Bullet_20_Symbols" style:num-prefix=" " text:bullet-char="•">
        <style:list-level-properties text:space-before="8.89cm" text:min-label-width="0.635cm"/>
        <style:text-properties fo:font-family="StarSymbol" style:font-charset="x-symbol"/>
      </text:list-level-style-bullet>
      <text:list-level-style-bullet text:level="9" text:style-name="Bullet_20_Symbols" style:num-prefix=" " text:bullet-char="•">
        <style:list-level-properties text:min-label-width="10.795cm" text:min-label-distance="0.318cm" fo:text-align="end"/>
        <style:text-properties fo:font-family="StarSymbol" style:font-charset="x-symbol"/>
      </text:list-level-style-bullet>
      <text:list-level-style-bullet text:level="10" text:style-name="Bullet_20_Symbols" style:num-prefix=" 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3" style:family="table">
      <style:table-properties style:width="15.893cm" table:align="left" style:writing-mode="lr-tb"/>
    </style:style>
    <style:style style:name="Taula3.A" style:family="table-column">
      <style:table-column-properties style:column-width="4.958cm"/>
    </style:style>
    <style:style style:name="Taula3.B" style:family="table-column">
      <style:table-column-properties style:column-width="6.897cm"/>
    </style:style>
    <style:style style:name="Taula3.C" style:family="table-column">
      <style:table-column-properties style:column-width="4.038cm"/>
    </style:style>
    <style:style style:name="Taula3.1" style:family="table-row">
      <style:table-row-properties fo:keep-together="always"/>
    </style:style>
    <style:style style:name="Taula3.A1.1" style:family="table-column">
      <style:table-column-properties style:column-width="1.305cm"/>
    </style:style>
    <style:style style:name="Taula3.A1.2" style:family="table-column">
      <style:table-column-properties style:column-width="3.653cm"/>
    </style:style>
    <style:style style:name="Taula3.A1.1.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ula3.A1.2.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ula3.A1.2" style:family="table-row">
      <style:table-row-properties style:min-row-height="0.568cm" fo:keep-together="always"/>
    </style:style>
    <style:style style:name="Taula3.A1.1.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ula3.A1.3" style:family="table-row">
      <style:table-row-properties style:min-row-height="0.695cm" fo:keep-together="always"/>
    </style:style>
    <style:style style:name="Taula3.A1.1.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3.B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C1.1" style:family="table-row">
      <style:table-row-properties style:min-row-height="0.9cm" fo:keep-together="always"/>
    </style:style>
    <style:style style:name="Taula3.C1.1.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C1.2" style:family="table-row">
      <style:table-row-properties style:min-row-height="0.609cm" fo:keep-together="always"/>
    </style:style>
    <style:style style:name="Taula3.C1.1.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MP1" style:family="paragraph" style:parent-style-name="Header">
      <style:paragraph-properties fo:text-align="center" style:justify-single-word="false" style:snap-to-layout-grid="false"/>
    </style:style>
    <style:style style:name="MP2" style:family="paragraph" style:parent-style-name="Standard">
      <style:paragraph-properties style:snap-to-layout-grid="false"/>
      <style:text-properties fo:font-size="8pt" style:font-size-asian="8pt"/>
    </style:style>
    <style:style style:name="MP3" style:family="paragraph" style:parent-style-name="Header">
      <style:text-properties fo:font-size="8pt" style:font-size-asian="8pt"/>
    </style:style>
    <style:style style:name="MP4" style:family="paragraph" style:parent-style-name="Heading_20_4">
      <style:paragraph-properties fo:text-align="center" style:justify-single-word="false" style:snap-to-layout-grid="false"/>
      <style:text-properties fo:font-size="8pt" fo:language="fr" fo:country="FR" style:font-size-asian="8pt" style:font-name-complex="Arial" style:font-style-complex="italic"/>
    </style:style>
    <style:style style:name="MP5" style:family="paragraph" style:parent-style-name="Header">
      <style:paragraph-properties fo:text-align="center" style:justify-single-word="false" style:snap-to-layout-grid="false"/>
      <style:text-properties fo:font-size="14pt" fo:font-weight="bold" style:font-size-asian="14pt" style:font-weight-asian="bold" style:font-size-complex="14pt" style:font-weight-complex="bold"/>
    </style:style>
    <style:style style:name="MP6" style:family="paragraph" style:parent-style-name="Header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MP7" style:family="paragraph" style:parent-style-name="Header">
      <style:paragraph-properties fo:text-align="center" style:justify-single-word="false" style:snap-to-layout-grid="false"/>
      <style:text-properties fo:language="fr" fo:country="FR" fo:font-weight="bold" style:font-weight-asian="bold"/>
    </style:style>
    <style:style style:name="MP8" style:family="paragraph" style:parent-style-name="Standard">
      <style:paragraph-properties fo:text-align="center" style:justify-single-word="false" style:snap-to-layout-grid="false"/>
    </style:style>
    <style:style style:name="MP9" style:family="paragraph" style:parent-style-name="Header">
      <style:paragraph-properties fo:text-align="center" style:justify-single-word="false" style:snap-to-layout-grid="false"/>
      <style:text-properties fo:font-size="9pt" officeooo:rsid="00383d2e" officeooo:paragraph-rsid="00383d2e" style:font-size-asian="9pt" style:font-weight-complex="bold"/>
    </style:style>
    <style:style style:name="MT1" style:family="text">
      <style:text-properties fo:font-size="9pt" fo:language="fr" fo:country="FR" fo:font-weight="bold" style:font-size-asian="9pt" style:font-weight-asian="bold"/>
    </style:style>
    <style:style style:name="MT2" style:family="text">
      <style:text-properties fo:font-size="9pt" fo:font-weight="bold" style:font-size-asian="9pt" style:font-weight-asian="bold"/>
    </style:style>
    <style:style style:name="MT3" style:family="text">
      <style:text-properties officeooo:rsid="00423143"/>
    </style:style>
    <style:style style:name="MT4" style:family="text">
      <style:text-properties fo:font-size="10pt" fo:language="fr" fo:country="FR" style:font-size-asian="10pt" style:font-name-complex="Arial" style:font-weight-complex="bold"/>
    </style:style>
    <style:style style:name="Mfr1" style:family="graphic" style:parent-style-name="OLE">
      <style:graphic-properties fo:margin-left="0cm" fo:margin-right="0cm" style:vertical-pos="top" style:vertical-rel="baseline" style:horizontal-pos="center" style:horizontal-rel="paragraph" fo:padding-left="0.28cm" fo:padding-right="0.28cm" fo:padding-top="0.153cm" fo:padding-bottom="0.153cm" fo:border="none" draw:ole-draw-aspect="1" draw:visible-area-top="0cm" draw:visible-area-width="0.901cm" draw:visible-area-height="1.007cm"/>
    </style:style>
    <style:page-layout style:name="Mpm1">
      <style:page-layout-properties fo:page-width="20.999cm" fo:page-height="29.699cm" style:num-format="1" style:print-orientation="portrait" fo:margin-top="1.251cm" fo:margin-bottom="2.501cm" fo:margin-left="2.501cm" fo:margin-right="2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ula3" table:style-name="Taula3">
          <table:table-column table:style-name="Taula3.A"/>
          <table:table-column table:style-name="Taula3.B"/>
          <table:table-column table:style-name="Taula3.C"/>
          <table:table-row table:style-name="Taula3.1">
            <table:table-cell>
              <table:table table:is-sub-table="true">
                <table:table-column table:style-name="Taula3.A1.1"/>
                <table:table-column table:style-name="Taula3.A1.2"/>
                <table:table-row table:style-name="Taula3.1">
                  <table:table-cell table:style-name="Taula3.A1.1.1" office:value-type="string">
                    <text:p text:style-name="MP1"><draw:frame draw:style-name="Mfr1" draw:name="Objecte1" text:anchor-type="as-char" svg:width="1.005cm" svg:height="0.818cm" draw:z-index="6"><draw:object-ole xlink:href="./Object 1" xlink:type="simple" xlink:show="embed" xlink:actuate="onLoad"/><draw:image xlink:href="./ObjectReplacements/Object 1" xlink:type="simple" xlink:show="embed" xlink:actuate="onLoad"/></draw:frame></text:p>
                  </table:table-cell>
                  <table:table-cell table:style-name="Taula3.A1.2.1" office:value-type="string">
                    <text:p text:style-name="MP2">Generalitat de Catalunya</text:p>
                    <text:p text:style-name="MP3">Departament d’Educació</text:p>
                  </table:table-cell>
                </table:table-row>
                <table:table-row table:style-name="Taula3.A1.2">
                  <table:table-cell table:style-name="Taula3.A1.1.2" table:number-columns-spanned="2" office:value-type="string">
                    <text:h text:style-name="MP4" text:outline-level="4">IES Nicolau Copèrnic</text:h>
                  </table:table-cell>
                  <table:covered-table-cell/>
                </table:table-row>
                <table:table-row table:style-name="Taula3.A1.3">
                  <table:table-cell table:style-name="Taula3.A1.1.3" table:number-columns-spanned="2" office:value-type="string">
                    <text:p text:style-name="MP1"><text:span text:style-name="MT1">Departament d’i</text:span><text:span text:style-name="MT2">nformàtica</text:span></text:p>
                  </table:table-cell>
                  <table:covered-table-cell/>
                </table:table-row>
              </table:table>
            </table:table-cell>
            <table:table-cell table:style-name="Taula3.B1" office:value-type="string">
              <text:p text:style-name="MP5">EXAMEN</text:p>
              <text:p text:style-name="MP6">UF1NF3: DTD , XSD</text:p>
              <text:p text:style-name="MP6"/>
            </table:table-cell>
            <table:table-cell>
              <table:table table:is-sub-table="true">
                <table:table-column table:style-name="Taula3.C"/>
                <table:table-row table:style-name="Taula3.C1.1">
                  <table:table-cell table:style-name="Taula3.C1.1.1" office:value-type="string">
                    <text:p text:style-name="MP7"><text:span text:style-name="MT3">ASIX</text:span> – Mòdul M04</text:p>
                  </table:table-cell>
                </table:table-row>
                <table:table-row table:style-name="Taula3.C1.2">
                  <table:table-cell table:style-name="Taula3.C1.1.2" office:value-type="string">
                    <text:p text:style-name="MP8"><text:span text:style-name="MT4">Pàgina </text:span><text:span text:style-name="MT4"><text:page-number text:select-page="current">7</text:page-number></text:span><text:span text:style-name="MT4"><text:s/>de </text:span><text:span text:style-name="MT4"><text:page-count style:num-format="1">7</text:page-count></text:span></text:p>
                  </table:table-cell>
                </table:table-row>
                <table:table-row table:style-name="Taula3.1">
                  <table:table-cell table:style-name="Taula3.C1.1.2" office:value-type="string">
                    <text:p text:style-name="MP9"><text:date style:data-style-name="N37" text:date-value="2021-02-03T11:02:27.667000000" text:fixed="true">03/02/21</text:date></text:p>
                  </table:table-cell>
                </table:table-row>
              </table:table>
            </table:table-cell>
          </table:table-row>
        </table:table>
        <text:p text:style-name="MP3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0.3$Windows_X86_64 LibreOffice_project/98c6a8a1c6c7b144ce3cc729e34964b47ce25d62</meta:generator>
    <dc:title>PRACTICA 2: ESTUDI DE CABLES</dc:title>
    <meta:initial-creator> ies la merce</meta:initial-creator>
    <meta:creation-date>2008-09-29T14:28:00</meta:creation-date>
    <dc:date>2021-02-03T11:25:48.842000000</dc:date>
    <meta:print-date>2007-10-09T11:43:00</meta:print-date>
    <dc:language>ca-ES</dc:language>
    <meta:editing-cycles>147</meta:editing-cycles>
    <meta:editing-duration>P1DT24M46S</meta:editing-duration>
    <meta:document-statistic meta:table-count="1" meta:image-count="0" meta:object-count="1" meta:page-count="7" meta:paragraph-count="221" meta:word-count="734" meta:character-count="8450" meta:non-whitespace-character-count="5698"/>
    <meta:user-defined meta:name="Info 1"/>
    <meta:user-defined meta:name="Info 2"/>
    <meta:user-defined meta:name="Info 3"/>
    <meta:user-defined meta:name="Info 4"/>
  </office:meta>
</office:document-meta>
</file>